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s module, </text:p>
      <text:p text:style-name="Standard">challanges</text:p>
      <text:p text:style-name="Standard"/>
      <text:p text:style-name="Standard">contorl flow is making decisions in programs, think if statements </text:p>
      <text:p text:style-name="Standard"/>
      <text:p text:style-name="Standard">try to avoid excessive parameters in if statements unless you have a specific reason. </text:p>
      <text:p text:style-name="Standard"/>
      <text:p text:style-name="Standard">In js you cant directly compare to NaN, need to use isNaN method</text:p>
      <text:p text:style-name="Standard"/>
      <text:p text:style-name="Standard">another form of control flow is switch statements </text:p>
      <text:p text:style-name="Standard">switches appear to be for if statements that would need alot of else if</text:p>
      <text:p text:style-name="Standard"/>
      <text:p text:style-name="Standard">break keyword breaks out of the swi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7M29S</meta:editing-duration>
    <meta:editing-cycles>4</meta:editing-cycles>
    <meta:generator>OpenOffice/4.1.11$Win32 OpenOffice.org_project/4111m1$Build-9808</meta:generator>
    <dc:date>2023-12-05T10:48:02.74</dc:date>
    <dc:creator>Jack Badawy</dc:creator>
    <meta:document-statistic meta:table-count="0" meta:image-count="0" meta:object-count="0" meta:page-count="1" meta:paragraph-count="8" meta:word-count="69" meta:character-count="396"/>
    <meta:user-defined meta:name="Info 1"/>
    <meta:user-defined meta:name="Info 2"/>
    <meta:user-defined meta:name="Info 3"/>
    <meta:user-defined meta:name="Info 4"/>
  </office:meta>
</office:document-meta>
</file>